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2" svg:font-family="Calibri"/>
    <style:font-face style:name="Arial2" svg:font-family="Arial" style:font-family-generic="swiss"/>
    <style:font-face style:name="Calibri1" svg:font-family="Calibri" style:font-family-generic="swiss"/>
    <style:font-face style:name="Arial" svg:font-family="Arial" style:font-pitch="variable"/>
    <style:font-face style:name="Calibri" svg:font-family="Calibri" style:font-pitch="variable"/>
    <style:font-face style:name="Liberation Sans2" svg:font-family="'Liberation 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Calibri3" svg:font-family="Calibri"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_31__5f_Title_20_Slide-notes">
      <style:graphic-properties draw:fill-color="#ffffff" fo:min-height="13.364cm"/>
      <style:paragraph-properties style:writing-mode="lr-tb"/>
    </style:style>
    <style:style style:name="pr2" style:family="presentation" style:parent-style-name="Title_20_Slide-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Slide-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Title_20_Slide-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itle_20_Slide-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le_20_Slide-notes" style:list-style-name="L3">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start" style:writing-mode="lr-tb"/>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5" style:family="paragraph">
      <style:paragraph-properties fo:margin-top="0cm" fo:margin-bottom="0cm" fo:line-height="100%" fo:text-align="end"/>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bold" style:font-size-asian="18pt" style:font-style-asian="normal" style:font-weight-asian="bold" style:font-name-complex="Arial1" style:font-size-complex="18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3"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italic" style:text-underline-style="none" fo:font-weight="normal" style:font-size-asian="18pt" style:font-style-asian="italic" style:font-weight-asian="normal" style:font-name-complex="Arial1" style:font-size-complex="18pt" style:font-style-complex="italic"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_5f_Title_20_Slide">
        <draw:custom-shape draw:name="TextBox 1" draw:style-name="gr1" draw:text-style-name="P2" draw:layer="layout" svg:width="32.172cm" svg:height="3.299cm" svg:x="1.058cm" svg:y="0.635cm">
          <text:p text:style-name="P1"><text:span text:style-name="T1">Visual Storyboard</text:span></text:p>
          <text:p text:style-name="P1"><text:span text:style-name="T2"/></text:p>
          <text:p text:style-name="P1"><text:span text:style-name="T2">You can adjust this storyboard in the Slide Master to meet your needs or design your own.</text:span></text:p>
          <text:p text:style-name="P1"><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Title_20_Slide">
        <draw:custom-shape draw:name="TextBox 3" draw:style-name="gr3" draw:text-style-name="P2" draw:layer="layout" svg:width="21.166cm" svg:height="8.677cm" svg:x="1.27cm" svg:y="2.752cm">
          <text:p text:style-name="P1"><text:span text:style-name="T3">Insert what learners will see on the scree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 draw:text-style-name="P2" draw:layer="layout" svg:width="8.466cm" svg:height="4.472cm" svg:x="23.495cm" svg:y="1.877cm">
          <text:p text:style-name="P1"><text:span text:style-name="T3">Insert a description of actions learners will take and the 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2" draw:layer="layout" svg:width="30.691cm" svg:height="2.116cm" svg:x="1.27cm" svg:y="13.123cm">
          <text:p text:style-name="P1"><text:span text:style-name="T3">If you will use audio, write the script here. If you need more room, go to the master slide and remove the Feedback box. You can place the feedback in the Visual and Text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6.932cm" svg:height="9.524cm" svg:x="1.058cm" svg:y="1.905cm" draw:page-number="2" presentation:class="page"/>
          <draw:frame draw:name="Notes Placeholder 2" presentation:style-name="pr2" draw:text-style-name="P4" draw:layer="layout" svg:width="15.239cm" svg:height="11.429cm" svg:x="1.905cm" svg:y="12.065cm" presentation:class="notes" presentation:placeholder="true" presentation:user-transformed="true">
            <draw:text-box/>
          </draw:frame>
          <draw:frame draw:name="Slide Number Placeholder 3" presentation:style-name="pr3"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page3" draw:style-name="dp1" draw:master-page-name="Title_20_Slide">
        <draw:custom-shape draw:name="TextBox 3" draw:style-name="gr3" draw:text-style-name="P2" draw:layer="layout" svg:width="21.166cm" svg:height="8.677cm" svg:x="1.27cm" svg:y="2.752cm">
          <text:p text:style-name="P1"><text:span text:style-name="T3">Insert what learners will see on the scree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 draw:text-style-name="P2" draw:layer="layout" svg:width="8.466cm" svg:height="4.472cm" svg:x="23.495cm" svg:y="1.877cm">
          <text:p text:style-name="P1"><text:span text:style-name="T3">Insert a description of actions learners will take and the 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2" draw:layer="layout" svg:width="30.691cm" svg:height="2.116cm" svg:x="1.27cm" svg:y="13.123cm">
          <text:p text:style-name="P1"><text:span text:style-name="T3">If you will use audio, write the script here. If you need more room, go to the master slide and remove the Feedback box. You can place the feedback in the Visual and Text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6.932cm" svg:height="9.524cm" svg:x="1.058cm" svg:y="1.905cm" draw:page-number="3" presentation:class="page"/>
          <draw:frame draw:name="Notes Placeholder 2" presentation:style-name="pr4" draw:text-style-name="P4" draw:layer="layout" svg:width="15.239cm" svg:height="11.429cm" svg:x="1.905cm" svg:y="12.065cm" presentation:class="notes" presentation:placeholder="true" presentation:user-transformed="true">
            <draw:text-box/>
          </draw:frame>
          <draw:frame draw:name="Slide Number Placeholder 3" presentation:style-name="pr3"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page4" draw:style-name="dp1" draw:master-page-name="Title_20_Slide">
        <draw:custom-shape draw:name="TextBox 3" draw:style-name="gr3" draw:text-style-name="P2" draw:layer="layout" svg:width="21.166cm" svg:height="8.677cm" svg:x="1.27cm" svg:y="2.752cm">
          <text:p text:style-name="P1"><text:span text:style-name="T3">Insert what learners will see on the scree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 draw:text-style-name="P2" draw:layer="layout" svg:width="8.466cm" svg:height="4.472cm" svg:x="23.495cm" svg:y="1.877cm">
          <text:p text:style-name="P1"><text:span text:style-name="T3">Insert a description of actions learners will take and the 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2" draw:layer="layout" svg:width="30.691cm" svg:height="2.116cm" svg:x="1.27cm" svg:y="13.123cm">
          <text:p text:style-name="P1"><text:span text:style-name="T3">If you will use audio, write the script here. If you need more room, go to the master slide and remove the Feedback box. You can place the feedback in the Visual and Text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6.932cm" svg:height="9.524cm" svg:x="1.058cm" svg:y="1.905cm" draw:page-number="4" presentation:class="page"/>
          <draw:frame draw:name="Notes Placeholder 2" presentation:style-name="pr5" draw:text-style-name="P4" draw:layer="layout" svg:width="15.239cm" svg:height="11.429cm" svg:x="1.905cm" svg:y="12.065cm" presentation:class="notes" presentation:placeholder="true" presentation:user-transformed="true">
            <draw:text-box/>
          </draw:frame>
          <draw:frame draw:name="Slide Number Placeholder 3" presentation:style-name="pr3"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page5" draw:style-name="dp1" draw:master-page-name="Title_20_Slide">
        <draw:custom-shape draw:name="TextBox 3" draw:style-name="gr3" draw:text-style-name="P2" draw:layer="layout" svg:width="21.166cm" svg:height="8.677cm" svg:x="1.27cm" svg:y="2.752cm">
          <text:p text:style-name="P1"><text:span text:style-name="T3">Insert what learners will see on the scree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 draw:text-style-name="P2" draw:layer="layout" svg:width="8.466cm" svg:height="4.472cm" svg:x="23.495cm" svg:y="1.877cm">
          <text:p text:style-name="P1"><text:span text:style-name="T3">Insert a description of actions learners will take and the 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2" draw:layer="layout" svg:width="30.691cm" svg:height="2.116cm" svg:x="1.27cm" svg:y="13.123cm">
          <text:p text:style-name="P1"><text:span text:style-name="T3">If you will use audio, write the script here. If you need more room, go to the master slide and remove the Feedback box. You can place the feedback in the Visual and Text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6.932cm" svg:height="9.524cm" svg:x="1.058cm" svg:y="1.905cm" draw:page-number="5" presentation:class="page"/>
          <draw:frame draw:name="Notes Placeholder 2" presentation:style-name="pr6" draw:text-style-name="P4" draw:layer="layout" svg:width="15.239cm" svg:height="11.429cm" svg:x="1.905cm" svg:y="12.065cm" presentation:class="notes" presentation:placeholder="true" presentation:user-transformed="true">
            <draw:text-box/>
          </draw:frame>
          <draw:frame draw:name="Slide Number Placeholder 3" presentation:style-name="pr3"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page6" draw:style-name="dp1" draw:master-page-name="Title_20_Slide">
        <draw:custom-shape draw:name="TextBox 3" draw:style-name="gr3" draw:text-style-name="P2" draw:layer="layout" svg:width="21.166cm" svg:height="8.677cm" svg:x="1.27cm" svg:y="2.752cm">
          <text:p text:style-name="P1"><text:span text:style-name="T3">Insert what learners will see on the screen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3" draw:text-style-name="P2" draw:layer="layout" svg:width="8.466cm" svg:height="4.472cm" svg:x="23.495cm" svg:y="1.877cm">
          <text:p text:style-name="P1"><text:span text:style-name="T3">Insert a description of actions learners will take and the resul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3" draw:text-style-name="P2" draw:layer="layout" svg:width="30.691cm" svg:height="2.116cm" svg:x="1.27cm" svg:y="13.123cm">
          <text:p text:style-name="P1"><text:span text:style-name="T3">If you will use audio, write the script here. If you need more room, go to the master slide and remove the Feedback box. You can place the feedback in the Visual and Text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6.932cm" svg:height="9.524cm" svg:x="1.058cm" svg:y="1.905cm" draw:page-number="6" presentation:class="page"/>
          <draw:frame draw:name="Notes Placeholder 2" presentation:style-name="pr7" draw:text-style-name="P4" draw:layer="layout" svg:width="15.239cm" svg:height="11.429cm" svg:x="1.905cm" svg:y="12.065cm" presentation:class="notes" presentation:placeholder="true" presentation:user-transformed="true">
            <draw:text-box/>
          </draw:frame>
          <draw:frame draw:name="Slide Number Placeholder 3" presentation:style-name="pr3"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draw:page draw:name="page7" draw:style-name="dp1" draw:master-page-name="Title_20_Slide">
        <draw:custom-shape draw:name="TextBox 23" draw:style-name="gr1" draw:text-style-name="P2" draw:layer="layout" svg:width="17.991cm" svg:height="1.013cm" svg:x="3.598cm" svg:y="2.963cm">
          <text:p text:style-name="P1"><text:span text:style-name="T5">Continue to duplicate the slides for as many as you will ne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Slide Image Placeholder 1" draw:style-name="gr2" draw:layer="layout" svg:width="16.932cm" svg:height="9.524cm" svg:x="1.058cm" svg:y="1.905cm" draw:page-number="7" presentation:class="page"/>
          <draw:frame draw:name="Notes Placeholder 2" presentation:style-name="pr8" draw:text-style-name="P4" draw:layer="layout" svg:width="15.239cm" svg:height="11.429cm" svg:x="1.905cm" svg:y="12.065cm" presentation:class="notes" presentation:placeholder="true" presentation:user-transformed="true">
            <draw:text-box/>
          </draw:frame>
          <draw:frame draw:name="Slide Number Placeholder 3" presentation:style-name="pr3" draw:text-style-name="P6" draw:layer="layout" svg:width="8.254cm" svg:height="1.269cm" svg:x="10.791cm" svg:y="24.126cm" presentation:class="page-number" presentation:user-transformed="true">
            <draw:text-box>
              <text:p text:style-name="P5"><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2" svg:font-family="Calibri"/>
    <style:font-face style:name="Arial2" svg:font-family="Arial" style:font-family-generic="swiss"/>
    <style:font-face style:name="Calibri1" svg:font-family="Calibri" style:font-family-generic="swiss"/>
    <style:font-face style:name="Arial" svg:font-family="Arial" style:font-pitch="variable"/>
    <style:font-face style:name="Calibri" svg:font-family="Calibri" style:font-pitch="variable"/>
    <style:font-face style:name="Liberation Sans2" svg:font-family="'Liberation Sans'"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Calibri3" svg:font-family="Calibri" style:font-family-generic="swiss"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1__5f_Title_20_Slide-background" style:display-name="1_Title Slide-background" style:family="presentation">
      <style:graphic-properties draw:stroke="none" draw:fill="solid" draw:fill-color="#ffffff"/>
      <style:text-properties style:letter-kerning="true"/>
    </style:style>
    <style:style style:name="_31__5f_Title_20_Slide-backgroundobjects" style:display-name="1_Title Slide-backgroundobjects" style:family="presentation">
      <style:graphic-properties draw:textarea-horizontal-align="justify" draw:shadow="hidden" draw:shadow-offset-x="0.2cm" draw:shadow-offset-y="0.2cm" draw:shadow-color="#808080"/>
      <style:text-properties style:letter-kerning="true"/>
    </style:style>
    <style:style style:name="_31__5f_Title_20_Slide-notes" style:display-name="1_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Slide-outline1" style:display-name="1_Title Slide-outline1" style:family="presentation">
      <style:graphic-properties draw:stroke="none" draw:fill="none" draw:auto-grow-height="false" draw:fit-to-size="false" style:shrink-to-fit="true">
        <text:list-style style:name="_31__5f_Title_20_Slide-outline1" style:display-name="1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000000"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_31__5f_Title_20_Slide-outline2" style:display-name="1_Title Slide-outline2" style:family="presentation" style:parent-style-name="_31__5f_Title_20_Slide-outline1">
      <style:paragraph-properties fo:margin-top="0.4cm" fo:margin-bottom="0cm" fo:line-height="100%" fo:text-align="start" style:writing-mode="lr-tb"/>
      <style:text-properties fo:font-variant="normal" fo:text-transform="none" fo:color="#000000"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_31__5f_Title_20_Slide-outline3" style:display-name="1_Title Slide-outline3" style:family="presentation" style:parent-style-name="_31__5f_Title_20_Slide-outline2">
      <style:paragraph-properties fo:margin-top="0.3cm" fo:margin-bottom="0cm" fo:line-height="100%" fo:text-align="start"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_31__5f_Title_20_Slide-outline4" style:display-name="1_Title Slide-outline4" style:family="presentation" style:parent-style-name="_31__5f_Title_20_Slide-outline3">
      <style:paragraph-properties fo:margin-top="0.2cm" fo:margin-bottom="0cm" fo:line-height="100%" fo:text-align="start"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_31__5f_Title_20_Slide-outline5" style:display-name="1_Title Slide-outline5" style:family="presentation" style:parent-style-name="_31__5f_Title_20_Slide-outline4">
      <style:paragraph-properties fo:margin-top="0.1cm" fo:margin-bottom="0cm"/>
      <style:text-properties fo:font-size="20pt" style:font-size-asian="20pt" style:font-size-complex="20pt"/>
    </style:style>
    <style:style style:name="_31__5f_Title_20_Slide-outline6" style:display-name="1_Title Slide-outline6" style:family="presentation" style:parent-style-name="_31__5f_Title_20_Slide-outline5">
      <style:paragraph-properties fo:margin-top="0.1cm" fo:margin-bottom="0cm"/>
      <style:text-properties fo:font-size="20pt" style:font-size-asian="20pt" style:font-size-complex="20pt"/>
    </style:style>
    <style:style style:name="_31__5f_Title_20_Slide-outline7" style:display-name="1_Title Slide-outline7" style:family="presentation" style:parent-style-name="_31__5f_Title_20_Slide-outline6">
      <style:paragraph-properties fo:margin-top="0.1cm" fo:margin-bottom="0cm"/>
      <style:text-properties fo:font-size="20pt" style:font-size-asian="20pt" style:font-size-complex="20pt"/>
    </style:style>
    <style:style style:name="_31__5f_Title_20_Slide-outline8" style:display-name="1_Title Slide-outline8" style:family="presentation" style:parent-style-name="_31__5f_Title_20_Slide-outline7">
      <style:paragraph-properties fo:margin-top="0.1cm" fo:margin-bottom="0cm"/>
      <style:text-properties fo:font-size="20pt" style:font-size-asian="20pt" style:font-size-complex="20pt"/>
    </style:style>
    <style:style style:name="_31__5f_Title_20_Slide-outline9" style:display-name="1_Title Slide-outline9" style:family="presentation" style:parent-style-name="_31__5f_Title_20_Slide-outline8">
      <style:paragraph-properties fo:margin-top="0.1cm" fo:margin-bottom="0cm"/>
      <style:text-properties fo:font-size="20pt" style:font-size-asian="20pt" style:font-size-complex="20pt"/>
    </style:style>
    <style:style style:name="_31__5f_Title_20_Slide-subtitle" style:display-name="1_Title Slide-subtitle" style:family="presentation">
      <style:graphic-properties draw:stroke="none" draw:fill="none" draw:textarea-vertical-align="middle">
        <text:list-style style:name="_31__5f_Title_20_Slide-subtitle" style:display-name="1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Slide-title" style:display-name="1_Title Slide-title" style:family="presentation">
      <style:graphic-properties draw:stroke="none" draw:fill="none" draw:textarea-vertical-align="middle">
        <text:list-style style:name="_31__5f_Title_20_Slide-title" style:display-name="1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writing-mode="lr-tb"/>
      <style:text-properties fo:font-variant="normal" fo:text-transform="none" fo:color="#000000" loext:opacity="1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writing-mode="lr-tb"/>
      <style:text-properties fo:font-variant="normal" fo:text-transform="none" fo:color="#000000" loext:opacity="1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writing-mode="lr-tb"/>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1"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cm" svg:stroke-color="#000000" draw:fill="none" draw:textarea-vertical-align="top"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graphic-properties draw:stroke="solid"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graphic-properties draw:stroke="none" svg:stroke-width="0.026cm" draw:stroke-linejoin="miter" draw:fill="none"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M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M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solid" svg:stroke-width="0.026cm" svg:stroke-color="#000000" svg:stroke-linecap="butt" draw:fill="none" draw:textarea-vertical-align="middle" draw:auto-grow-height="false" draw:fit-to-size="false" style:shrink-to-fit="false" fo:min-height="0cm" fo:min-width="0cm" fo:padding-top="0.125cm" fo:padding-bottom="0.125cm" fo:padding-left="0.25cm" fo:padding-right="0.25cm" fo:wrap-option="wrap"/>
    </style:style>
    <style:style style:name="Mgr11"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Mpr1" style:family="presentation" style:parent-style-name="_31__5f_Title_20_Slide-backgroundobjects">
      <style:graphic-properties draw:stroke="none" draw:fill="none" draw:fill-color="#ffffff" draw:auto-grow-height="false" fo:min-height="1.485cm"/>
      <style:paragraph-properties style:writing-mode="lr-tb"/>
    </style:style>
    <style:style style:name="Mpr2" style:family="presentation" style:parent-style-name="_31__5f_Title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8pt"/>
    </style:style>
    <style:style style:name="MP6" style:family="paragraph">
      <loext:graphic-properties draw:fill="solid" draw:fill-color="#ffffff"/>
      <style:paragraph-properties fo:text-align="center" style:font-independent-line-spacing="true"/>
      <style:text-properties fo:font-size="18pt"/>
    </style:style>
    <style:style style:name="MP7" style:family="paragraph">
      <style:paragraph-properties fo:margin-top="0cm" fo:margin-bottom="0cm" fo:line-height="100%" fo:text-align="start" style:punctuation-wrap="simple" style:writing-mode="lr-tb"/>
    </style:style>
    <style:style style:name="MP8" style:family="paragraph">
      <loext:graphic-properties draw:fill="solid" draw:fill-color="#ffffff"/>
      <style:paragraph-properties fo:text-align="start" style:font-independent-line-spacing="true"/>
      <style:text-properties fo:font-size="18pt"/>
    </style:style>
    <style:style style:name="MP9" style:family="paragraph">
      <loext:graphic-properties draw:fill="none"/>
      <style:paragraph-properties fo:text-align="center" style:font-independent-line-spacing="true"/>
      <style:text-properties fo:font-size="18pt"/>
    </style:style>
    <style:style style:name="MT1" style:family="text">
      <style:text-properties fo:font-variant="normal" fo:text-transform="none" fo:color="#000000" loext:opacity="100%" style:text-line-through-style="none" style:text-line-through-type="none" style:text-position="0% 100%" style:font-name="Calibri3" fo:font-size="12pt" fo:letter-spacing="normal" fo:language="en" fo:country="US" fo:font-style="normal" style:text-underline-style="none" fo:font-weight="bold" style:font-size-asian="12pt" style:font-style-asian="normal" style:font-weight-asian="bold" style:font-name-complex="Arial1"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_31__5f_Title_20_Slide" style:display-name="1_Title Slide" style:page-layout-name="PM1" draw:style-name="Mdp1">
      <draw:frame presentation:style-name="_31__5f_Title_20_Slide-title" draw:layer="backgroundobjects" svg:width="30.479cm" svg:height="3.18cm" svg:x="1.693cm" svg:y="0.76cm" presentation:class="title" presentation:placeholder="true">
        <draw:text-box/>
      </draw:frame>
      <draw:frame presentation:style-name="_31__5f_Title_20_Slide-outline1" draw:layer="backgroundobjects" svg:width="30.479cm" svg:height="11.048cm" svg:x="1.693cm" svg:y="4.457cm" presentation:class="outline" presentation:placeholder="true">
        <draw:text-box/>
      </draw:frame>
      <presentation:notes style:page-layout-name="PM2">
        <draw:page-thumbnail presentation:style-name="_31__5f_Title_20_Slide-title" draw:layer="backgroundobjects" svg:width="19.798cm" svg:height="11.136cm" svg:x="0.6cm" svg:y="2.257cm" presentation:class="page"/>
        <draw:frame presentation:style-name="_31__5f_Title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draw:custom-shape draw:name="TextBox 6" draw:style-name="Mgr3" draw:text-style-name="MP5" draw:layer="backgroundobjects" svg:width="9.398cm" svg:height="4.603cm" svg:x="23.149cm" svg:y="7.6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22.061cm" svg:height="11.429cm" svg:x="1.01cm" svg:y="0.8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5" draw:text-style-name="MP5" draw:layer="backgroundobjects" svg:width="15.711cm" svg:height="0.758cm" svg:x="1.01cm" svg:y="0.95cm">
        <text:p text:style-name="MP7"><text:span text:style-name="MT1">Lesson Tit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Mgr5" draw:text-style-name="MP5" draw:layer="backgroundobjects" svg:width="6.08cm" svg:height="0.758cm" svg:x="16.933cm" svg:y="0.921cm">
        <text:p text:style-name="MP7"><text:span text:style-name="MT1">Slide I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6" draw:text-style-name="MP5" draw:layer="backgroundobjects" svg:width="9.398cm" svg:height="0.767cm" svg:x="23.149cm" svg:y="6.905cm">
        <text:p text:style-name="MP7"><text:span text:style-name="MT1">Reviewer Comm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Mgr7" draw:text-style-name="MP5" draw:layer="backgroundobjects" svg:width="5.714cm" svg:height="0.634cm" svg:x="23.283cm" svg:y="1.037cm">
        <text:p text:style-name="MP7"><text:span text:style-name="MT1">Programming/Inter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Mgr4" draw:text-style-name="MP8" draw:layer="backgroundobjects" svg:width="31.537cm" svg:height="2.63cm" svg:x="1.036cm" svg:y="15.714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Mgr8" draw:text-style-name="MP5" draw:layer="backgroundobjects" svg:width="31.487cm" svg:height="2.538cm" svg:x="1.036cm" svg:y="15.806cm">
        <text:p text:style-name="MP7"><text:span text:style-name="MT1">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Mgr9" draw:text-style-name="MP5" draw:layer="backgroundobjects" svg:width="12.487cm" svg:height="0.683cm" svg:x="4.868cm" svg:y="18.36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10" draw:text-style-name="MP9" draw:layer="backgroundobjects" svg:width="31.537cm" svg:height="0.918cm" svg:x="1.01cm" svg:y="0.84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11" draw:text-style-name="MP5" draw:layer="backgroundobjects" svg:x1="16.933cm" svg:y1="1.765cm" svg:x2="16.933cm" svg:y2="0.846cm">
        <text:p/>
      </draw:line>
      <draw:custom-shape draw:name="Text Box 9" draw:style-name="Mgr5" draw:text-style-name="MP5" draw:layer="backgroundobjects" svg:width="11.078cm" svg:height="0.758cm" svg:x="0.986cm" svg:y="1.934cm">
        <text:p text:style-name="MP7"><text:span text:style-name="MT1">Visual and Tex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Mgr4" draw:text-style-name="MP8" draw:layer="backgroundobjects" svg:width="31.537cm" svg:height="2.967cm" svg:x="1.01cm" svg:y="12.515cm">
        <text:p text:style-name="M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8" draw:text-style-name="MP5" draw:layer="backgroundobjects" svg:width="31.398cm" svg:height="2.926cm" svg:x="0.986cm" svg:y="12.556cm">
        <text:p text:style-name="MP7"><text:span text:style-name="MT1">Audi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3" draw:text-style-name="MP5" draw:layer="backgroundobjects" svg:width="9.398cm" svg:height="5cm" svg:x="23.149cm" svg:y="1.7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Slide-title" draw:layer="backgroundobjects" svg:width="30.479cm" svg:height="3.18cm" svg:x="1.693cm" svg:y="0.76cm" presentation:class="title" presentation:placeholder="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Slide 1</dc:title>
    <meta:initial-creator>Valued Acer Customer</meta:initial-creator>
    <dc:creator>Connie Malamed</dc:creator>
    <meta:editing-cycles>8</meta:editing-cycles>
    <meta:creation-date>2009-06-29T01:40:26</meta:creation-date>
    <dc:date>2021-03-02T15:18:31</dc:date>
    <meta:editing-duration>PT47M</meta:editing-duration>
    <meta:generator>LibreOffice/7.0.4.2$MacOSX_X86_64 LibreOffice_project/dcf040e67528d9187c66b2379df5ea4407429775</meta:generator>
    <meta:document-statistic meta:object-count="78"/>
    <meta:user-defined meta:name="AppVersion">16.0000</meta:user-defined>
    <meta:user-defined meta:name="ArticulateGUID">468B853E-3CE6-463E-B2AF-47F1C9989993</meta:user-defined>
    <meta:user-defined meta:name="ArticulatePath">visual-template1_Malamed</meta:user-defined>
    <meta:user-defined meta:name="Company">Acer</meta:user-defined>
    <meta:user-defined meta:name="Notes" meta:value-type="float">6</meta:user-defined>
    <meta:user-defined meta:name="PresentationFormat" meta:value-type="string">Widescreen</meta:user-defined>
    <meta:user-defined meta:name="Slides" meta:value-type="float">7</meta:user-defined>
  </office:meta>
</office:document-meta>
</file>